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8d4" officeooo:paragraph-rsid="000f38d4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38d4" officeooo:paragraph-rsid="000f38d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f38d4" officeooo:paragraph-rsid="000f38d4" style:font-weight-asian="bold" style:font-weight-complex="bold"/>
    </style:style>
    <style:style style:name="P4" style:family="paragraph" style:parent-style-name="Standard">
      <style:text-properties officeooo:rsid="000f38d4" officeooo:paragraph-rsid="000f38d4"/>
    </style:style>
    <style:style style:name="P5" style:family="paragraph" style:parent-style-name="Standard">
      <style:text-properties officeooo:rsid="000f62d7" officeooo:paragraph-rsid="000f62d7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Ease API Documentation</text:p>
      <text:p text:style-name="P1"/>
      <text:p text:style-name="P5"><text:span text:style-name="T1">Base URL</text:span> : <text:a xlink:type="simple" xlink:href="https://assignease-backend.onrender.com/" text:style-name="Internet_20_link" text:visited-style-name="Visited_20_Internet_20_Link">https://assignease-backend.onrender.com/</text:a></text:p>
      <text:p text:style-name="P5"/>
      <text:p text:style-name="P3">Authentication</text:p>
      <text:p text:style-name="P1"/>
      <text:p text:style-name="P1"><text:span text:style-name="T1">POST</text:span> /auth/register – User Registration</text:p>
      <text:p text:style-name="P1">{</text:p>
      <text:p text:style-name="P1"><text:s/><text:tab/>"name":"Jaison Dennis",</text:p>
      <text:p text:style-name="P1"><text:s text:c="4"/><text:tab/>"email":"jaisondennis080@gmail.com",</text:p>
      <text:p text:style-name="P1"><text:s text:c="4"/><text:tab/>"password":"jaison77",</text:p>
      <text:p text:style-name="P1"><text:s text:c="4"/><text:tab/>"phone_number":9188500270</text:p>
      <text:p text:style-name="P1">}</text:p>
      <text:p text:style-name="P1"/>
      <text:p text:style-name="P1"><text:span text:style-name="T1">POST</text:span> /auth/login – User Login</text:p>
      <text:p text:style-name="P1">{</text:p>
      <text:p text:style-name="P1"><text:tab/>"email":"jaisondennis080@gmail.com",</text:p>
      <text:p text:style-name="P1"><text:s text:c="4"/><text:tab/>"password":"jaison77"</text:p>
      <text:p text:style-name="P1">}</text:p>
      <text:p text:style-name="P1"/>
      <text:p text:style-name="P3">Tasks</text:p>
      <text:p text:style-name="P3"/>
      <text:p text:style-name="P1"><text:span text:style-name="T1">GET</text:span> /tasks – Get All Tasks</text:p>
      <text:p text:style-name="P1">Authorization : Bearer &lt;token&gt;</text:p>
      <text:p text:style-name="P1"/>
      <text:p text:style-name="P1"><text:span text:style-name="T1">POST</text:span> /tasks – Create a new Task</text:p>
      <text:p text:style-name="P1">Authorization : Bearer &lt;token&gt;</text:p>
      <text:p text:style-name="P1">{</text:p>
      <text:p text:style-name="P1"><text:tab/>"title":"Mini Project",</text:p>
      <text:p text:style-name="P1"><text:s text:c="4"/><text:tab/>"description":"AssignEase"</text:p>
      <text:p text:style-name="P1">}</text:p>
      <text:p text:style-name="P1"/>
      <text:p text:style-name="P1"><text:span text:style-name="T1">PUT</text:span> /tasks/:id – Edit a Task</text:p>
      <text:p text:style-name="P1">Authorization : Bearer &lt;token&gt;</text:p>
      <text:p text:style-name="P1">{</text:p>
      <text:p text:style-name="P1"><text:tab/>"description":"AssignEase Backend"</text:p>
      <text:p text:style-name="P1">}</text:p>
      <text:p text:style-name="P1"/>
      <text:p text:style-name="P1"><text:span text:style-name="T1">DELETE</text:span> /tasks/:id – Delete a Task</text:p>
      <text:p text:style-name="P1">Authorization : Bearer &lt;token&gt;</text:p>
      <text:p text:style-name="P1"/>
      <text:p text:style-name="P1"><text:span text:style-name="T1">POST</text:span> /tasks/bid – Bid a Task</text:p>
      <text:p text:style-name="P1">Authorization : Bearer &lt;token&gt;</text:p>
      <text:p text:style-name="P1">{</text:p>
      <text:p text:style-name="P1"><text:tab/>"task_id":"&lt;task_id&gt;",</text:p>
      <text:p text:style-name="P1"><text:tab/>“bid_amount”:200</text:p>
      <text:p text:style-name="P1"><text:tab/>“bidder_id”:”&lt;user_id&gt;”</text:p>
      <text:p text:style-name="P1">}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pan text:style-name="T1">POST</text:span> /tasks/assign – Assign a Task to Bidder</text:p>
      <text:p text:style-name="P1">Authorization : Bearer &lt;token&gt;</text:p>
      <text:p text:style-name="P1">{</text:p>
      <text:p text:style-name="P1"><text:tab/>"task_id":"&lt;task_id&gt;",</text:p>
      <text:p text:style-name="P1"><text:tab/>“bidder_id”:”&lt;user_id&gt;”</text:p>
      <text:p text:style-name="P1">}</text:p>
      <text:p text:style-name="P1"/>
      <text:p text:style-name="P1"><text:span text:style-name="T1">POST</text:span> /tasks/complete – Update Task Completed by Bidder</text:p>
      <text:p text:style-name="P1">Authorization : Bearer &lt;token&gt;</text:p>
      <text:p text:style-name="P1">{</text:p>
      <text:p text:style-name="P1"><text:tab/>"task_id":"&lt;task_id&gt;",</text:p>
      <text:p text:style-name="P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7:38:17.801363856</meta:creation-date>
    <dc:date>2023-06-03T18:01:05.860589808</dc:date>
    <meta:editing-duration>PT20M12S</meta:editing-duration>
    <meta:editing-cycles>2</meta:editing-cycles>
    <meta:generator>LibreOffice/7.5.3.2$Linux_X86_64 LibreOffice_project/50$Build-2</meta:generator>
    <meta:document-statistic meta:table-count="0" meta:image-count="0" meta:object-count="0" meta:page-count="2" meta:paragraph-count="49" meta:word-count="117" meta:character-count="1044" meta:non-whitespace-character-count="931"/>
  </office:meta>
</office:document-meta>
</file>